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line-height="150%" fo:text-align="justify" style:justify-single-word="false" fo:text-indent="0.5091in" style:auto-text-indent="false"/>
      <style:text-properties style:text-underline-style="none" fo:font-weight="normal" style:font-weight-asian="normal" style:font-weight-complex="normal"/>
    </style:style>
    <style:style style:name="P2" style:family="paragraph" style:parent-style-name="Standard">
      <style:paragraph-properties fo:margin-left="0in" fo:margin-right="0in" fo:line-height="150%" fo:text-align="justify" style:justify-single-word="false" fo:text-indent="0.5091in" style:auto-text-indent="false"/>
    </style:style>
    <style:style style:name="P3" style:family="paragraph" style:parent-style-name="Standard">
      <style:paragraph-properties fo:line-height="150%" fo:text-align="justify" style:justify-single-word="false"/>
      <style:text-properties style:text-underline-style="solid" style:text-underline-width="auto" style:text-underline-color="font-color" fo:font-weight="bold" style:font-weight-asian="bold" style:font-weight-complex="bold"/>
    </style:style>
    <style:style style:name="P4" style:family="paragraph" style:parent-style-name="Standard">
      <style:paragraph-properties fo:line-height="150%" fo:text-align="justify" style:justify-single-word="false"/>
      <style:text-properties style:text-underline-style="none" fo:font-weight="normal" style:font-weight-asian="normal" style:font-weight-complex="normal"/>
    </style:style>
    <style:style style:name="P5" style:family="paragraph" style:parent-style-name="Standard">
      <style:paragraph-properties fo:line-height="150%" fo:text-align="justify" style:justify-single-word="false"/>
    </style:style>
    <style:style style:name="T1" style:family="text">
      <style:text-properties style:text-underline-style="none"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Why introduction?</text:p>
      <text:p text:style-name="P1">JavaScript is often taken as a language made just for client side validations on the web or even as a toy. When you dive into JavaScript, you'll find new things, strange things, interesting things... When you compare it with the "other" languages that you've worked on, things may seem strange, but when you look at the good parts of those strange parts, you will soon wish those "other" languages too had those features. </text:p>
      <text:p text:style-name="P4"/>
      <text:p text:style-name="P3">Overview:</text:p>
      <text:p text:style-name="P2"><text:span text:style-name="T1">JavaScript</text:span> is an object oriented programming language, it has types and operators, core objects and methods. You can see a simple list of types in JavaScript.</text:p>
      <text:p text:style-name="P2">Here is the <text:span text:style-name="T1">true</text:span> list of types in JavaScript. Functions and arrays are special types of object, null and undefined too are types of values. Let's just stick to the first diagram for simplification.</text:p>
      <text:p text:style-name="P3"/>
      <text:p text:style-name="P3">Numbers:</text:p>
      <text:p text:style-name="P2">There is no such <text:span text:style-name="T1">thing</text:span> as an Integer in JavaScript, all you have is number. You should watch out when you work with numbers in JavaScript for things like...</text:p>
      <text:p text:style-name="P5"/>
      <text:p text:style-name="P3">String:</text:p>
      <text:p text:style-name="P2">String in <text:span text:style-name="T1">JavaScript</text:span> are sequence of character. By sequence I literally mean array. And yes this does not add any pain in working with Strings, unlike C.</text:p>
      <text:p text:style-name="P5"/>
      <text:p text:style-name="P3">Other Types:</text:p>
      <text:p text:style-name="P2">Any value can be <text:span text:style-name="T1">converted</text:span> to a boolean. This helps a lot in writing conditional statements without using any conditional operators.</text:p>
      <text:p text:style-name="P5"/>
      <text:p text:style-name="P3">Variables:</text:p>
      <text:p text:style-name="P2">We can declare <text:span text:style-name="T1">new</text:span> variables in JavScript like this. Any guesses what will be the value of b here?</text:p>
      <text:p text:style-name="P2">One important <text:span text:style-name="T1">thing</text:span> to know in JavaScript is that blocks do not have scope, only functions have scope. By saying that I mean, a variable defined in an "if" or "for" or any other block, it will be accessible from the entire function.</text:p>
      <text:p text:style-name="P5"/>
      <text:p text:style-name="P3">Operators:</text:p>
      <text:p text:style-name="P2">Unlike Java, <text:span text:style-name="T1">String</text:span> comparison here can be done by simply comparing them using an "==" operator.</text:p>
      <text:p text:style-name="P5"><text:soft-page-break/></text:p>
      <text:p text:style-name="P3">Control Structures:</text:p>
      <text:p text:style-name="P2">The control structures <text:span text:style-name="T1">in</text:span> JavaScript is like any other C family language. There are some good things like you can put anything in the "switch" statement, unlike other languages like Java where you can only put constants.</text:p>
      <text:p text:style-name="P5"/>
      <text:p text:style-name="P3">Objects:</text:p>
      <text:p text:style-name="P2">Obj<text:span text:style-name="T1">ects can be thought of as simple name-value pairs. The name part is a JavaScript String and the value part can be any JavaScript value including another object... even a function</text:span></text:p>
      <text:p text:style-name="P1">These are the basic ways of empty creating objects.</text:p>
      <text:p text:style-name="P1">This is an example of declaring an object with two properties.</text:p>
      <text:p text:style-name="P1">These are the ways to access the properties of an object.</text:p>
      <text:p text:style-name="P2"><text:span text:style-name="T1">The last example s</text:span>hows how even a keyword can be used as a name for an Object property.</text:p>
      <text:p text:style-name="P3"/>
      <text:p text:style-name="P3">Arrays:</text:p>
      <text:p text:style-name="P2">Rememb<text:span text:style-name="T1">er the times when you had to use arrays. And had to make them as dynamic arrays, resizing and all. In JavaScript you don't have to deal with all that mess. Arrays do not have to be specifically declared with a size.</text:span></text:p>
      <text:p text:style-name="P1">Remember we discussed about the "length" property in Strings?</text:p>
      <text:p text:style-name="P1">Now you know what is a property and how to create and access properties in objects.</text:p>
      <text:p text:style-name="P1">Now to exactly understand this magical property "length" have a look at this.</text:p>
      <text:p text:style-name="P2"><text:span text:style-name="T1">Accessing a variable i</text:span>s always faster and more efficent than accessing a property of an object.</text:p>
      <text:p text:style-name="P5"/>
      <text:p text:style-name="P3">Functions:</text:p>
      <text:p text:style-name="P2">This is a basic f<text:span text:style-name="T1">unction in JavScript, accepts arguments, returns a value. Let's have a look at how it works.</text:span></text:p>
      <text:p text:style-name="P1">There are <text:s/>a number of ways in which you can declare a function in JavaScript.</text:p>
      <text:p text:style-name="P1">Any doubts in functions?</text:p>
      <text:p text:style-name="P2"><text:span text:style-name="T1">May I talk about som</text:span>e more things about functions?</text:p>
      <text:p text:style-name="P5"/>
      <text:p text:style-name="P3">Credits:</text:p>
      <text:p text:style-name="P2">My major <text:span text:style-name="T1">reference</text:span> for making this presentation was this.</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5H2M12S</meta:editing-duration>
    <meta:editing-cycles>47</meta:editing-cycles>
    <meta:generator>OpenOffice.org/3.3$Win32 OpenOffice.org_project/330m20$Build-9567</meta:generator>
    <dc:date>2014-07-21T11:26:18.30</dc:date>
    <dc:creator>Kamran Ahmed Ansari</dc:creator>
    <meta:printed-by>Kamran Ahmed Ansari</meta:printed-by>
    <meta:print-date>2014-07-21T10:31:52.35</meta:print-date>
    <meta:document-statistic meta:table-count="0" meta:image-count="0" meta:object-count="0" meta:page-count="2" meta:paragraph-count="37" meta:word-count="573" meta:character-count="3282"/>
    <meta:user-defined meta:name="Info 1"/>
    <meta:user-defined meta:name="Info 2"/>
    <meta:user-defined meta:name="Info 3"/>
    <meta:user-defined meta:name="Info 4"/>
  </office:meta>
</office:document-meta>
</file>